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ro" fo:country="RO"/>
    </style:style>
    <style:style style:name="T1" style:family="text">
      <style:text-properties fo:language="ro" fo:country="R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Registrul EFL (numit și EFLAGS) este un set de flaguri care indică starea actuală a CPU-ului și controlează comportamentul acestuia. Unele flaguri sunt privilegiate și nu pot fi controlate de aplicațiile Ring3. Pentru programele aplicate, următoarele 12 flaguri sunt utile:</text:span></text:span></text:p>
      <text:p text:style-name="Text_20_body"><text:span text:style-name="Strong_20_Emphasis"><text:span text:style-name="T1">C - Carry (Transport):</text:span></text:span><text:span text:style-name="T1"> În operațiile aritmetice, se setează dacă operația generează transport sau împrumut (indicând astfel depășirea pentru calculele fără semn). În operațiile de deplasare, primește valoarea ultimului bit deplasat în afara elementului de date. În operațiile logice, bitul C este de obicei setat la 0;</text:span></text:p>
      <text:p text:style-name="Text_20_body"><text:span text:style-name="Strong_20_Emphasis"><text:span text:style-name="T1">P - Parity (Paritate):</text:span></text:span><text:span text:style-name="T1"> Se setează dacă cel mai puțin semnificativ octet al rezultatului conține un număr par de biți 1 (0, 2, 4 sau 6). Se șterge dacă numărul de biți 1 este impar (1, 3, 5 sau 7);</text:span></text:p>
      <text:p text:style-name="Text_20_body"><text:span text:style-name="Strong_20_Emphasis"><text:span text:style-name="T1">A - Auxiliary Carry (Transport auxiliar):</text:span></text:span><text:span text:style-name="T1"> Se setează dacă operația aritmetică generează un transport sau un împrumut de la bitul 3 al rezultatului. Suportă aritmetica zecimală codificată binar. Acest flag este practic depășit acum, deoarece unitatea în virgulă mobilă face operațiile BCD mult mai rapide decât emulare a software;</text:span></text:p>
      <text:p text:style-name="Text_20_body"><text:span text:style-name="Strong_20_Emphasis"><text:span text:style-name="T1">Z - Zero (Zero):</text:span></text:span><text:span text:style-name="T1"> Se setează dacă rezultatul operației este zero, altfel se șterge;</text:span></text:p>
      <text:p text:style-name="Text_20_body"><text:span text:style-name="Strong_20_Emphasis"><text:span text:style-name="T1">S - Sign (Semn):</text:span></text:span><text:span text:style-name="T1"> Se setează la cel mai semnificativ bit al rezultatului. Dacă S este 0, rezultatul operației, tratat ca număr cu semn, este pozitiv; dacă S este 1 - negativ;</text:span></text:p>
      <text:p text:style-name="Text_20_body"><text:span text:style-name="Strong_20_Emphasis"><text:span text:style-name="T1">T - Trap (Capcană):</text:span></text:span><text:span text:style-name="T1"> Utilizat în principal de depanatoare pentru a executa codul pas cu pas. Dacă flagul T este setat, la următoarea instrucțiune CPU-ul îl va șterge și va genera o excepție;</text:span></text:p>
      <text:p text:style-name="Text_20_body"><text:span text:style-name="Strong_20_Emphasis"><text:span text:style-name="T1">I - Interrupt Enable (Activare întrerupere):</text:span></text:span><text:span text:style-name="T1"> Sub DOS, activa întreruperile mascabile când era setat și le inhiba când era șters. Sub Windows, totuși, procesarea întreruperilor este virtualizată, prin urmare ștergerea sau setarea flagului I nu va avea efectul dorit;</text:span></text:p>
      <text:p text:style-name="Text_20_body"><text:span text:style-name="Strong_20_Emphasis"><text:span text:style-name="T1">D - Direction (Direcție):</text:span></text:span><text:span text:style-name="T1"> Dacă acest flag este șters, instrucțiunile șir (MOVS, SCAS etc.) incrementează registrele ESI și EDI, scanând efectiv șirurile de la început până la sfârșit. Dacă flagul D este setat, registrele ESI și EDI sunt decrementate, astfel încât șirurile vor fi procesate în ordine inversă. Convențiile standard de apelare necesită ca D să fie șters la intrarea în subrutină;</text:span></text:p>
      <text:p text:style-name="Text_20_body"><text:span text:style-name="Strong_20_Emphasis"><text:span text:style-name="T1">O - Overflow (Depășire):</text:span></text:span><text:span text:style-name="T1"> Pentru operațiile aritmetice, indică depășirea cu semn, adică situații în care rezultatul, interpretat ca număr cu semn, nu se încadrează în destinație. De exemplu, (octet)100 + (octet)100 = 0x64 + 0x64 = 0xC8 = -56, și nu 200, așa cum era de așteptat. Pentru operațiile de deplasare cu un singur bit, flagul O este setat când rezultatul își schimbă semnul. Operațiile logice șterg acest flag.</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1T09:29:07.220706501</meta:creation-date>
    <dc:date>2025-01-11T19:11:47.544951331</dc:date>
    <meta:editing-duration>PT9H32M25S</meta:editing-duration>
    <meta:editing-cycles>1</meta:editing-cycles>
    <meta:document-statistic meta:table-count="0" meta:image-count="0" meta:object-count="0" meta:page-count="1" meta:paragraph-count="10" meta:word-count="425" meta:character-count="2636" meta:non-whitespace-character-count="2221"/>
    <meta:generator>LibreOffice/24.2.7.2$Linux_X86_64 LibreOffice_project/420$Build-2</meta:generator>
  </office:meta>
</office:document-meta>
</file>